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f302" officeooo:paragraph-rsid="001cf302"/>
    </style:style>
    <style:style style:name="P2" style:family="paragraph" style:parent-style-name="Standard">
      <style:text-properties officeooo:rsid="001e879f" officeooo:paragraph-rsid="001e879f"/>
    </style:style>
    <style:style style:name="P3" style:family="paragraph" style:parent-style-name="Standard">
      <style:paragraph-properties fo:margin-top="0in" fo:margin-bottom="0in" loext:contextual-spacing="false"/>
    </style:style>
    <style:style style:name="P4" style:family="paragraph" style:parent-style-name="Heading_20_1" style:master-page-name="Standard">
      <style:paragraph-properties style:page-number="auto"/>
    </style:style>
    <style:style style:name="P5" style:family="paragraph" style:parent-style-name="List_20_Paragraph" style:list-style-name="WWNum1"/>
    <style:style style:name="P6" style:family="paragraph" style:parent-style-name="List_20_Paragraph">
      <style:text-properties officeooo:rsid="001fb7a3" officeooo:paragraph-rsid="001fb7a3"/>
    </style:style>
    <style:style style:name="T1" style:family="text">
      <style:text-properties style:font-name="Verdana"/>
    </style:style>
    <style:style style:name="T2" style:family="text">
      <style:text-properties officeooo:rsid="001e879f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hapter 8: Designing Classes<text:tab/><text:tab/><text:tab/>Name _________________________</text:h>
      <text:p text:style-name="Standard"/>
      <text:p text:style-name="P3">Complete the following questions as you read chapter 8.</text:p>
      <text:p text:style-name="P3"><text:bookmark text:name="_GoBack"/></text:p>
      <text:list xml:id="list3958362450" text:style-name="WWNum1">
        <text:list-item>
          <text:p text:style-name="P5">Class names should always be a ____________________ (choose noun, verb, or adverb).</text:p>
        </text:list-item>
      </text:list>
      <text:p text:style-name="List_20_Paragraph"/>
      <text:list xml:id="list162031691441301" text:continue-numbering="true" text:style-name="WWNum1">
        <text:list-item>
          <text:p text:style-name="P5">When is a class cohesive?</text:p>
        </text:list-item>
      </text:list>
      <text:p text:style-name="P2">When it’s methods all work to service the object that the class creates</text:p>
      <text:list xml:id="list162031715784974" text:continue-numbering="true" text:style-name="WWNum1">
        <text:list-item>
          <text:p text:style-name="P5">What is a mutator method?</text:p>
        </text:list-item>
      </text:list>
      <text:p text:style-name="P1">A method that changes an instance variable of an object</text:p>
      <text:list xml:id="list162032058810503" text:continue-numbering="true" text:style-name="WWNum1">
        <text:list-item>
          <text:p text:style-name="P5">What is a mutator method’s return type?</text:p>
        </text:list-item>
      </text:list>
      <text:p text:style-name="P1">The same as the data type of the instance variable being changed</text:p>
      <text:list xml:id="list162033318495440" text:continue-numbering="true" text:style-name="WWNum1">
        <text:list-item>
          <text:p text:style-name="P5">What is an accessor method?</text:p>
        </text:list-item>
      </text:list>
      <text:p text:style-name="P1">A <text:span text:style-name="T2">method that</text:span> returns an instance variable </text:p>
      <text:list xml:id="list162032044685620" text:continue-numbering="true" text:style-name="WWNum1">
        <text:list-item>
          <text:p text:style-name="P5">Give an example of a name of an accessor method if a class has an instance variable that stores a person’s height.</text:p>
        </text:list-item>
      </text:list>
      <text:p text:style-name="P6">[object name].getHeight()</text:p>
      <text:p text:style-name="List_20_Paragraph"/>
      <text:list xml:id="list162031737554931" text:continue-numbering="true" text:style-name="WWNum1">
        <text:list-item>
          <text:p text:style-name="P5">List two side effects to avoid when creating classes.</text:p>
          <text:list>
            <text:list-item>
              <text:p text:style-name="P5"><text:s/></text:p>
            </text:list-item>
            <text:list-item>
              <text:p text:style-name="P5"><text:s/></text:p>
            </text:list-item>
          </text:list>
        </text:list-item>
      </text:list>
      <text:p text:style-name="List_20_Paragraph"/>
      <text:list xml:id="list162032555022514" text:continue-numbering="true" text:style-name="WWNum1">
        <text:list-item>
          <text:p text:style-name="P5">True or <text:span text:style-name="T4">False:</text:span> A java method should change the context of all variables passed as parameters.</text:p>
        </text:list-item>
      </text:list>
      <text:p text:style-name="List_20_Paragraph"/>
      <text:list xml:id="list162032269705659" text:continue-numbering="true" text:style-name="WWNum1">
        <text:list-item>
          <text:p text:style-name="P5"><text:span text:style-name="T4">True</text:span> or False: A method can mutate an object when it receives a reference to it as an argument.</text:p>
        </text:list-item>
      </text:list>
      <text:p text:style-name="List_20_Paragraph"/>
      <text:list xml:id="list162031658529005" text:continue-numbering="true" text:style-name="WWNum1">
        <text:list-item>
          <text:p text:style-name="P5">What kind of variables belong to a class, not an object of the class and should always be declared as <text:span text:style-name="T1">private</text:span>?</text:p>
        </text:list-item>
      </text:list>
      <text:p text:style-name="Standard"/>
      <text:list xml:id="list162031797382416" text:continue-numbering="true" text:style-name="WWNum1">
        <text:list-item>
          <text:p text:style-name="P5">What kind of methods are not invoked on an object, like when using the Math class.</text:p>
        </text:list-item>
      </text:list>
      <text:p text:style-name="Standard"/>
      <text:list xml:id="list162032555646965" text:continue-numbering="true" text:style-name="WWNum1">
        <text:list-item>
          <text:p text:style-name="P5">Instead of using the code <text:span text:style-name="T1">Math.pow(2,3)</text:span> to calculate the cube of 2, you can use <text:span text:style-name="T1">pow(2,3)</text:span> if you import the math class. What import statement would you write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ie Thorne</meta:initial-creator>
    <meta:editing-cycles>4</meta:editing-cycles>
    <meta:print-date>2017-02-21T14:52:00</meta:print-date>
    <meta:creation-date>2017-02-21T14:36:00</meta:creation-date>
    <dc:date>2019-03-06T16:20:31.133000000</dc:date>
    <meta:editing-duration>PT32M</meta:editing-duration>
    <meta:generator>LibreOffice/5.3.3.2$Windows_x86 LibreOffice_project/3d9a8b4b4e538a85e0782bd6c2d430bafe583448</meta:generator>
    <meta:document-statistic meta:table-count="0" meta:image-count="0" meta:object-count="0" meta:page-count="1" meta:paragraph-count="21" meta:word-count="238" meta:character-count="1310" meta:non-whitespace-character-count="1100"/>
    <meta:user-defined meta:name="AppVersion">16.0000</meta:user-defined>
    <meta:user-defined meta:name="Company">Hilliard City School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